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6">26/12/2022</text:date>, <text:time>08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OpenOffice/4.1.13$Win32 OpenOffice.org_project/4113m1$Build-9810</meta:generator>
    <dc:date>2022-12-26T08:40:05.74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